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FreeSans2"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barWipe" smil:subtype="topToBottom" smil:direction="revers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10.417cm"/>
    </style:style>
    <style:style style:name="pr6" style:family="presentation" style:parent-style-name="Default-title">
      <style:graphic-properties fo:min-height="3.327cm"/>
    </style:style>
    <style:style style:name="pr7" style:family="presentation" style:parent-style-name="Default-subtitle">
      <style:graphic-properties draw:stroke="none" draw:fill="none" fo:min-height="1.268cm"/>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style:text-properties fo:font-size="28pt" style:font-size-asian="28pt" style:font-size-complex="28pt"/>
    </style:style>
    <style:style style:name="P4" style:family="paragraph">
      <style:paragraph-properties fo:text-align="justify" style:text-autospace="none" style:line-break="normal" style:writing-mode="page"/>
      <style:text-properties fo:hyphenate="false"/>
    </style:style>
    <style:style style:name="P5" style:family="paragraph">
      <style:paragraph-properties fo:text-align="justify"/>
    </style:style>
    <style:style style:name="P6" style:family="paragraph">
      <style:text-properties fo:font-size="28pt" fo:font-weight="bold" style:font-size-asian="28pt" style:font-weight-asian="bold" style:font-size-complex="28pt" style:font-weight-complex="bold"/>
    </style:style>
    <style:style style:name="P7" style:family="paragraph">
      <style:paragraph-properties fo:text-align="start"/>
    </style:style>
    <style:style style:name="P8" style:family="paragraph">
      <loext:graphic-properties draw:fill="none"/>
      <style:text-properties fo:font-size="32pt"/>
    </style:style>
    <style:style style:name="T1" style:family="text">
      <style:text-properties fo:font-size="32pt" fo:font-weight="bold" style:font-size-asian="32pt" style:font-weight-asian="bold" style:font-size-complex="32pt" style:font-weight-complex="bold"/>
    </style:style>
    <style:style style:name="T2" style:family="text">
      <style:text-properties fo:font-weight="bold" style:font-weight-asian="bold" style:font-weight-complex="bold"/>
    </style:style>
    <style:style style:name="T3" style:family="text">
      <style:text-properties fo:font-size="28pt" fo:font-weight="bold" style:font-size-asian="28pt" style:font-weight-asian="bold" style:font-size-complex="28pt" style:font-weight-complex="bold"/>
    </style:style>
    <style:style style:name="T4" style:family="text">
      <style:text-properties fo:font-size="20pt" fo:font-weight="bold" style:font-size-asian="20pt" style:font-weight-asian="bold" style:font-size-complex="20pt" style:font-weight-complex="bold"/>
    </style:style>
    <style:style style:name="T5" style:family="text">
      <style:text-properties fo:font-size="20pt" fo:font-weight="normal" style:font-size-asian="20pt" style:font-weight-asian="normal" style:font-size-complex="20pt" style:font-weight-complex="normal"/>
    </style:style>
    <style:style style:name="T6" style:family="text">
      <style:text-properties fo:font-size="32pt" style:font-size-asian="32pt" style:font-size-complex="32pt"/>
    </style:style>
    <style:style style:name="T7" style:family="text">
      <style:text-properties style:font-name="Liberation Sans1" fo:font-size="20pt" style:font-size-asian="20pt" style:font-size-complex="20pt"/>
    </style:style>
    <style:style style:name="T8" style:family="text">
      <style:text-properties style:font-name="Liberation Sans1" fo:font-size="28pt" style:font-size-asian="28pt" style:font-size-complex="28pt"/>
    </style:style>
    <style:style style:name="T9" style:family="text">
      <style:text-properties style:font-name="Liberation Sans1" fo:font-size="28pt" fo:font-weight="bold" style:font-size-asian="28pt" style:font-weight-asian="bold" style:font-size-complex="28pt" style:font-weight-complex="bold"/>
    </style:style>
    <style:style style:name="T10" style:family="text">
      <style:text-properties fo:font-size="28pt" style:font-size-asian="28pt" style:font-size-complex="28pt"/>
    </style:style>
    <style:style style:name="T11" style:family="text">
      <style:text-properties fo:font-size="20pt" style:font-size-asian="20pt" style:font-size-complex="20pt"/>
    </style:style>
    <style:style style:name="T12" style:family="text">
      <style:text-properties fo:font-size="18pt" style:font-size-asian="18pt" style:font-size-complex="18pt"/>
    </style:style>
    <style:style style:name="T13" style:family="text">
      <style:text-properties fo:color="#000000" style:text-outline="false" style:text-line-through-style="none" style:text-line-through-type="none" style:font-name="Liberation Sans1" fo:font-size="20pt" fo:language="en" fo:country="US" fo:font-style="normal" fo:text-shadow="none" style:text-underline-style="none" fo:font-weight="normal" style:text-underline-mode="continuous" style:text-overline-mode="continuous" style:text-line-through-mode="continuous" style:font-name-asian="Noto Sans CJK SC Regular" style:font-size-asian="20pt" style:language-asian="zh" style:country-asian="CN" style:font-style-asian="normal" style:font-weight-asian="normal" style:font-name-complex="Calibri1" style:font-size-complex="20pt" style:language-complex="hi" style:country-complex="IN" style:font-style-complex="normal" style:font-weight-complex="normal" style:text-emphasize="none" style:font-relief="none" style:text-overline-style="none" style:text-overline-color="font-color"/>
    </style:style>
    <style:style style:name="T14" style:family="text">
      <style:text-properties fo:font-size="28pt" fo:font-weight="normal" style:font-size-asian="28pt" style:font-weight-asian="normal" style:font-size-complex="28pt" style:font-weight-complex="normal"/>
    </style:style>
    <style:style style:name="T15" style:family="text">
      <style:text-properties fo:font-size="32pt"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font-variant="normal" fo:text-transform="none" fo:color="#000000" style:text-outline="false" style:text-line-through-style="none" style:text-line-through-type="none" style:font-name="Liberation Sans" fo:font-size="28pt" fo:font-style="normal" fo:text-shadow="none" style:text-underline-style="none" fo:font-weight="bold" style:letter-kerning="true" fo:background-color="transparent" style:font-name-asian="Noto Sans CJK SC Regular" style:font-size-asian="28pt" style:font-style-asian="normal" style:font-weight-asian="bold" style:font-name-complex="FreeSans" style:font-size-complex="28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ERPNext</text:p>
          </draw:text-box>
        </draw:frame>
        <draw:frame presentation:style-name="pr2" draw:text-style-name="P1" draw:layer="layout" svg:width="25.199cm" svg:height="12.179cm" svg:x="1.4cm" svg:y="4.914cm" presentation:class="subtitle">
          <draw:text-box>
            <text:p><text:span text:style-name="T1">Shark Setup</text:span></text:p>
            <text:p><text:span text:style-name="T2">Customizations/Reports In ERPNext</text:span></text:p>
            <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xml:id="id1" draw:id="id1">
        <office:forms form:automatic-focus="false" form:apply-design-mode="false"/>
        <draw:frame presentation:style-name="pr1" draw:layer="layout" svg:width="25.199cm" svg:height="3.506cm" svg:x="1.4cm" svg:y="0.837cm" presentation:class="title" presentation:user-transformed="true">
          <draw:text-box>
            <text:p>Custom Reports</text:p>
          </draw:text-box>
        </draw:frame>
        <draw:frame presentation:style-name="pr4" draw:layer="layout" svg:width="25.199cm" svg:height="12.179cm" svg:x="1.4cm" svg:y="4.914cm" presentation:class="outline" presentation:user-transformed="true">
          <draw:text-box>
            <text:list text:style-name="L2">
              <text:list-item>
                <text:p><text:span text:style-name="T3"><text:s/></text:span><text:span text:style-name="T3">Make Labels for Master Items:</text:span></text:p>
              </text:list-item>
            </text:list>
            <text:p><text:span text:style-name="T4"/></text:p>
            <text:p><text:span text:style-name="T5">Created custom report called “Label Generation For Master Items”. </text:span></text:p>
            <text:p><text:span text:style-name="T5">The filter options are :1.Item Group and 2. Item Name</text:span></text:p>
            <text:p><text:span text:style-name="T5">Once filtered data is displayed, On clicking button(Make Label), the pop-up(dialog box) will appear to select printer options(1. Citizen and 2.Zebra). After submitting the selected printer(Citizen), one more dialog box will appear inputs for N-copies of Label and Moth &amp; Year of Import. After submitting of <text:s/>N-copies and Moth &amp; Year of Import, ERPNext will genearte <text:s/>.PRN file at home directory.</text:span></text:p>
          </draw:text-box>
        </draw:frame>
        <anim:par presentation:node-type="timing-root">
          <anim:par smil:begin="id1.begin">
            <anim:transitionFilter smil:dur="2s" smil:type="barWipe" smil:subtype="topToBottom"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layer="layout" svg:width="25.199cm" svg:height="10.417cm" svg:x="1.4cm" svg:y="0.762cm" presentation:class="title" presentation:user-transformed="true">
          <draw:text-box>
            <text:p>Customizations<text:line-break/><text:line-break/><text:line-break/><text:line-break/><text:line-break/></text:p>
          </draw:text-box>
        </draw:frame>
        <draw:frame presentation:style-name="pr4" draw:layer="layout" svg:width="25.146cm" svg:height="15.481cm" svg:x="1.778cm" svg:y="3.823cm" presentation:class="outline" presentation:user-transformed="true">
          <draw:text-box>
            <text:list text:style-name="L2">
              <text:list-header>
                <text:p><text:span text:style-name="T6"/></text:p>
              </text:list-header>
              <text:list-item>
                <text:p><text:span text:style-name="T3"><text:s/></text:span><text:span text:style-name="T3">Track Historical Prices for PO Items:</text:span></text:p>
                <text:p><text:span text:style-name="T7">Last 3 purchase prices along with suppliers, max price in last 180 days with supplier, min price in last 180 days with supplier and avg price in last 180 days.</text:span></text:p>
                <text:p><text:span text:style-name="T8"/></text:p>
              </text:list-item>
              <text:list-item>
                <text:p><text:span text:style-name="T9"><text:s/></text:span><text:span text:style-name="T9">Stop Button in Stock Requisition:</text:span></text:p>
                <text:p><text:span text:style-name="T7">Clcking on Stop button throws the error that the Stock Requisition submitted and cannot be cancelled. Please also provide the ability to cancel the Sotck Requisition.</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2.032cm" svg:y="1.066cm" presentation:class="title" presentation:user-transformed="true">
          <draw:text-box>
            <text:p>Customizations</text:p>
          </draw:text-box>
        </draw:frame>
        <draw:frame presentation:style-name="pr4" draw:layer="layout" svg:width="25.199cm" svg:height="14.045cm" svg:x="1.4cm" svg:y="3.048cm" presentation:class="outline" presentation:user-transformed="true">
          <draw:text-box>
            <text:list text:style-name="L2">
              <text:list-header>
                <text:p><text:span text:style-name="T10"/></text:p>
                <text:p><text:span text:style-name="T10"/></text:p>
              </text:list-header>
              <text:list-item>
                <text:p><text:span text:style-name="T3"><text:s/></text:span><text:span text:style-name="T3">Naming Series In Item code:</text:span></text:p>
                <text:p><text:s/><text:span text:style-name="T5">If </text:span><text:span text:style-name="T11">a user with Role A should create an item, the Item Code should be FI-XXXX where XXXX is the next number. Like if there was FI-0005 then the next item code should be FI-0006.</text:span></text:p>
              </text:list-item>
              <text:list-item>
                <text:p><text:span text:style-name="T3">PO Update to Supplier:</text:span></text:p>
                <text:p><text:span text:style-name="T11">Setting up an Auto E-Mail report to Supplier (Contact E-Mail in PO) that alerts the Supplier about Items that need to be delivered the next Business Day (Not Sunday). This E-Mail needs to go out at 8AM.</text:span></text:p>
                <text:p><text:span text:style-name="T11"/></text:p>
                <text:p><text:span text:style-name="T11"/></text:p>
                <text:p><text:span text:style-name="T10"/></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Customizations</text:p>
          </draw:text-box>
        </draw:frame>
        <draw:frame presentation:style-name="pr4" draw:layer="layout" svg:width="25.199cm" svg:height="12.179cm" svg:x="1.4cm" svg:y="4.914cm" presentation:class="outline">
          <draw:text-box>
            <text:list text:style-name="L2">
              <text:list-header>
                <text:p><text:span text:style-name="T3"/></text:p>
                <text:p><text:span text:style-name="T3"/></text:p>
              </text:list-header>
              <text:list-item>
                <text:p><text:span text:style-name="T3">Stop Button in Stock Requisition:</text:span></text:p>
                <text:p><text:span text:style-name="T11">Clcking on Stop button throws the error that the Stock Requisition submitted and cannot be cancelled. Please also provide the ability to cancel the Sotck Requisition.</text:span></text:p>
                <text:p><text:span text:style-name="T3"/></text:p>
              </text:list-item>
              <text:list-item>
                <text:p><text:span text:style-name="T3">Difference Account in Stock Entry detail:</text:span></text:p>
                <text:p><text:span text:style-name="T11">The Difference Account in the Stock Entry Item/Detail has to fetch and populate the Default Expense Account from the Item Masster.</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ustomizations</text:p>
          </draw:text-box>
        </draw:frame>
        <draw:frame presentation:style-name="pr4" draw:layer="layout" svg:width="25.199cm" svg:height="12.179cm" svg:x="1.4cm" svg:y="4.914cm" presentation:class="outline">
          <draw:text-box>
            <text:list text:style-name="L2">
              <text:list-item>
                <text:p><text:span text:style-name="T3">Stop PO Button &amp; Create New draft PO for Pending Quantity:</text:span></text:p>
                <text:p><text:span text:style-name="T11">Clicking on the Stop PO and create new draft PO for pending quantity, should do exactly that: Stop that SUBMITTED PO and create a drfat PO for the pending quantity. Why is this required: There are many times when organziations have to cancel one item in a whole PO that has already partially shipped. Then you can't cancel that PO (because you have partial shipments. Closing the PO closes the whole PO, even for the items that the organziation still needs from the supplier. So, building this button will give the user with a single click the ability to close the other PO and open a new PO in draft for the pending quantity. The user deletes the items not required and saves and submits the PO.</text:span></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ustom Reports </text:p>
          </draw:text-box>
        </draw:frame>
        <draw:frame presentation:style-name="pr4" draw:text-style-name="P3" draw:layer="layout" svg:width="25.199cm" svg:height="12.179cm" svg:x="1.4cm" svg:y="4.914cm" presentation:class="outline">
          <draw:text-box>
            <text:list text:style-name="L2">
              <text:list-item>
                <text:p><text:span text:style-name="T3"><text:s/></text:span><text:span text:style-name="T3">Items To Be Requested From Stock Requisition:</text:span></text:p>
                <text:p><text:span text:style-name="T12">This report provides a consolidated list of all items in all the Stock Requisitions that are pending. These items are grouped based on the default suppliers and Purchase orders are created. The number of purchase orders created will be equal to the number of default suppliers + 1(which has items for which there is no default supplier configured). The purchase order can be created and be submitted optionally.</text:span></text:p>
                <text:p><text:span text:style-name="T12">Rounding off the quantities is done based on user selection.</text:span></text:p>
                <text:p><text:span text:style-name="T3"/></text:p>
              </text:list-item>
              <text:list-item>
                <text:p><text:span text:style-name="T3">BOM Item Warehouse Report:</text:span></text:p>
                <text:p><text:span text:style-name="T11">Stock requisition or Stock Transfer can be made for a selected BOM/SalesOrder/Project. Make Stock Requisition will create Purchase and/OR Transfer based on an option "Consider Current stock balance". If enabled, Make Stock Requisition will create Stock Transfer for the items that are available in the source warehouse and create Stock Purchase for the remaining items that are required.</text:span></text:p>
                <text:p><text:span text:style-name="T10"/></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ustom Report</text:p>
          </draw:text-box>
        </draw:frame>
        <draw:frame presentation:style-name="pr4" draw:text-style-name="P6" draw:layer="layout" svg:width="25.199cm" svg:height="12.179cm" svg:x="1.4cm" svg:y="4.914cm" presentation:class="outline" presentation:user-transformed="true">
          <draw:text-box>
            <text:list text:style-name="L2">
              <text:list-item>
                <text:p><text:span text:style-name="T3">Party Trial Balance:</text:span></text:p>
                <text:p><text:span text:style-name="T5">For Selected Party Type(Customer/Supplier/Employee), this report will lists the Party(Customer Nmae/Supplier Name/Employee Name),Account,Debit/Creidit Amount,Opening Debit/Opening Credit Amount and Closing Debit/Closing Credit Amount for that account.</text:span></text:p>
              </text:list-item>
              <text:list-item>
                <text:p><text:span text:style-name="T3">India GSTR 1</text:span></text:p>
              </text:list-item>
            </text:list>
            <text:p text:style-name="P4"><text:span text:style-name="T13"><text:s text:c="5"/></text:span><text:span text:style-name="T13">If a person has entered into a transaction of supply of goods, then there must be <text:s text:c="10"/>someone who would be the recipient of the supply of goods. Supplier of the goods <text:s text:c="7"/>would be originating point of the transaction and he would specify, in his return, <text:s text:c="13"/>details of the supply along with the recipient to whom supply has been effected. The <text:s text:c="5"/>return for the inward supplies of the recipient of the supply would get auto-populated <text:s text:c="4"/>with the details provided by the supplier in his return for the outward supplies. Thus, <text:s text:c="5"/>GSTR-1 becomes the base document upon which the entire compliance structure in <text:s text:c="6"/>GST would be based. </text:span></text:p>
            <text:list text:continue-numbering="true" text:style-name="L2">
              <text:list-header>
                <text:p text:style-name="P5"><text:span text:style-name="T3"/></text:p>
              </text:list-header>
            </text:list>
          </draw:text-box>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725cm" svg:y="-0.458cm" presentation:class="title" presentation:user-transformed="true">
          <draw:text-box>
            <text:p><text:s/>Custom Reports </text:p>
          </draw:text-box>
        </draw:frame>
        <draw:frame presentation:style-name="pr4" draw:text-style-name="P3" draw:layer="layout" svg:width="25.199cm" svg:height="14.299cm" svg:x="1.4cm" svg:y="2.794cm" presentation:class="outline" presentation:user-transformed="true">
          <draw:text-box>
            <text:list text:style-name="L2">
              <text:list-header>
                <text:p><text:span text:style-name="T3"/></text:p>
                <text:p><text:span text:style-name="T3"/></text:p>
              </text:list-header>
              <text:list-item>
                <text:p><text:span text:style-name="T3"><text:s/></text:span><text:span text:style-name="T3">BOM Item Warehouse Status Report:</text:span></text:p>
                <text:p><text:span text:style-name="T11">This reports lists all the Purchase Orders created for a selected BOM/SalesOrder/Project. It also gives details of Item,Quantities Ordered,Quantities Delivered,Quantities Yet To Be Delivered,Expected Delivery Date and Updated Delivery Date.</text:span></text:p>
                <text:p><text:span text:style-name="T3"/></text:p>
              </text:list-item>
              <text:list-item>
                <text:p><text:span text:style-name="T3"><text:s/></text:span><text:span text:style-name="T3">Requisition Items Not Ordered:</text:span></text:p>
                <text:p><text:span text:style-name="T5">This report gives a consolidated view of <text:s/>items in all submitted Stock Requisitions of type "Purchase". It gives details of total quantity requested, ordered and pending.</text:span></text:p>
                <text:p><text:span text:style-name="T3"/></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ustom Reports</text:p>
          </draw:text-box>
        </draw:frame>
        <draw:frame presentation:style-name="pr4" draw:layer="layout" svg:width="25.199cm" svg:height="12.179cm" svg:x="1.4cm" svg:y="4.914cm" presentation:class="outline" presentation:user-transformed="true">
          <draw:text-box>
            <text:list text:style-name="L2">
              <text:list-item>
                <text:p><text:span text:style-name="T3">BOM-Cost Report:</text:span></text:p>
                <text:p><text:span text:style-name="T5">For Selected BOM, This report is used to calculate the cost of making for BOM-Item. If Last Purchase Price exists for an item, it will lists the Last Purchase Price,No Of Purchase Transactons That Exist,Last N-Purchases-Highest Prcice,Last N-Purchases-Lowest Prcice and Last N-Purchases-Average Prcice.</text:span></text:p>
              </text:list-item>
              <text:list-item>
                <text:p><text:span text:style-name="T3">Summarizing The Invoices:</text:span></text:p>
                <text:p><text:span text:style-name="T5">This report will summarize the total invoice value for the day, the Month To Date (from the 1st of the Month to the day) total invoice value, the Year to date (from 1st of FinYear to the day) each of these will displays B-C, B-B and Total. B-C is customer type is Individual. B-B is customer type is Company</text:span><text:span text:style-name="T3">.</text:span></text:p>
                <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6" draw:layer="layout" svg:width="20.952cm" svg:height="3.327cm" svg:x="1.4cm" svg:y="1.016cm" presentation:class="title" presentation:user-transformed="true">
          <draw:text-box>
            <text:p>Custom Report</text:p>
          </draw:text-box>
        </draw:frame>
        <draw:frame presentation:style-name="pr4" draw:layer="layout" svg:width="26.032cm" svg:height="11.176cm" svg:x="1.4cm" svg:y="5.588cm" presentation:class="outline" presentation:user-transformed="true">
          <draw:text-box>
            <text:list text:style-name="L2">
              <text:list-header>
                <text:p text:style-name="P7"><text:span text:style-name="T10"/></text:p>
              </text:list-header>
              <text:list-item>
                <text:p text:style-name="P7"><text:span text:style-name="T3">India GSTR – 2</text:span></text:p>
              </text:list-item>
            </text:list>
            <text:p text:style-name="P4"><text:span text:style-name="T13"><text:s text:c="4"/></text:span><text:span text:style-name="T13">Once the supplier furnishes the details of the supply and recipient in GSTR-1, <text:s text:c="8"/>details would be auto-populated and communicated to the recipient in GSTR-2A. <text:s text:c="4"/>Recipient would confirm the details filled in by the supplier in GSTR-1 and <text:s text:c="15"/>reflected in GSTR-2A. If he agrees with the same, the transaction would be <text:s text:c="13"/>frozen and GSTR-2 would be prepared. However, if the recipient disagrees then <text:s text:c="5"/>recipient would communicate to the supplier about his disagreements which then <text:s text:c="4"/>would be reflected in GSTR-1A to the supplier. </text:span></text:p>
          </draw:text-box>
        </draw:fram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ustom Report</text:p>
          </draw:text-box>
        </draw:frame>
        <draw:frame presentation:style-name="pr4" draw:layer="layout" svg:width="25.199cm" svg:height="12.179cm" svg:x="1.4cm" svg:y="4.914cm" presentation:class="outline">
          <draw:text-box>
            <text:list text:style-name="L2">
              <text:list-header>
                <text:p><text:span text:style-name="T3"/></text:p>
              </text:list-header>
              <text:list-item>
                <text:p><text:span text:style-name="T3">Project Wise Raw Material Flow:</text:span></text:p>
                <text:p><text:span text:style-name="T5">Issue can be made for a selected Project.This report will lists the unique items(Project BOM Items + Project Warehouse Items). It also gives details of BOM Qty,BOM Item Qty,Required Qty,Quantity Available In Project Warehouse,Project Reserved Warehouse Qty, Sum Qty(Quantity Available In Project Warehouse + Project Reserved Warehouse Qty) and Delta Quantity(Sum Qty - Required Qty). If "Delta Quantity &gt; 0", Make Issue will create the table structure for Quantity of raw materials issued for this project is more than the quantity required. </text:span></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rint Formats</text:p>
          </draw:text-box>
        </draw:frame>
        <draw:frame presentation:style-name="pr4" draw:text-style-name="P3" draw:layer="layout" svg:width="25.199cm" svg:height="12.179cm" svg:x="1.4cm" svg:y="4.914cm" presentation:class="outline">
          <draw:text-box>
            <text:list text:style-name="L2">
              <text:list-item>
                <text:p><text:span text:style-name="T3"><text:s/></text:span><text:span text:style-name="T3">Spin Format:</text:span></text:p>
                <text:p><text:span text:style-name="T11">It shows Customer address ,Billing address ,Details of Sales Invoice with tax information(CGST,IGST,SGST and etc).</text:span></text:p>
                <text:p><text:span text:style-name="T3"/></text:p>
              </text:list-item>
              <text:list-item>
                <text:p><text:span text:style-name="T3">Header and Footer</text:span></text:p>
                <text:p><text:span text:style-name="T11">These files need to be embedded as Header and Footer for all Print Documents. For now let's begin with Invoices. The image file may need to get appropriately modified if it has any Doc level information that it needs to plug in.</text:span></text:p>
                <text:p><text:span text:style-name="T14"/></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Print Formats</text:p>
          </draw:text-box>
        </draw:frame>
        <draw:frame presentation:style-name="pr4" draw:layer="layout" svg:width="25.199cm" svg:height="12.179cm" svg:x="1.4cm" svg:y="4.914cm" presentation:class="outline">
          <draw:text-box>
            <text:list text:style-name="L2">
              <text:list-item>
                <text:p><text:span text:style-name="T3"><text:s/></text:span><text:span text:style-name="T3">Print Formats to have total Qty for Delivery Note and Sales Invoice </text:span><text:span text:style-name="T10">.</text:span></text:p>
                <text:p><text:span text:style-name="T5">Print Formats to have total Qty for invoice and DC. The is the Sum of the Quatities of the Invoice and DC. This should be for both Purchase and Sales Transactions. The Total Qty should also be a custom field in these documents</text:span></text:p>
              </text:list-item>
              <text:list-item>
                <text:p><text:span text:style-name="T5"/></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BC(Big Bear Custom)</text:p>
          </draw:text-box>
        </draw:frame>
        <draw:frame presentation:style-name="pr4" draw:layer="layout" svg:width="25.199cm" svg:height="12.179cm" svg:x="1.4cm" svg:y="4.914cm" presentation:class="outline">
          <draw:text-box>
            <text:list text:style-name="L2">
              <text:list-header>
                <text:p/>
                <text:p/>
                <text:list>
                  <text:list-item>
                    <text:list>
                      <text:list-item>
                        <text:list>
                          <text:list-item>
                            <text:list>
                              <text:list-item>
                                <text:list>
                                  <text:list-item>
                                    <text:list>
                                      <text:list-item>
                                        <text:list>
                                          <text:list-header>
                                            <text:p/>
                                          </text:list-header>
                                        </text:list>
                                      </text:list-item>
                                    </text:list>
                                  </text:list-item>
                                </text:list>
                              </text:list-item>
                            </text:list>
                          </text:list-item>
                        </text:list>
                      </text:list-item>
                    </text:list>
                  </text:list-item>
                </text:list>
              </text:list-header>
            </text:list>
          </draw:text-box>
        </draw:frame>
        <draw:frame presentation:style-name="pr7" draw:text-style-name="P8" draw:layer="layout" svg:width="19.92cm" svg:height="1.268cm" svg:x="4.257cm" svg:y="8.785cm">
          <draw:text-box>
            <text:p><text:span text:style-name="T15">Customizations/Reports In ERPNext</text:span></text:p>
          </draw:text-box>
        </draw:frame>
        <draw:frame presentation:style-name="pr7" draw:text-style-name="P8" draw:layer="layout" svg:width="19.92cm" svg:height="1.268cm" svg:x="4.257cm" svg:y="8.785cm">
          <draw:text-box>
            <text:p><text:span text:style-name="T15">Customizations/Reports In ERPNext</text:span></text:p>
          </draw:text-box>
        </draw:frame>
        <presentation:notes draw:style-name="dp2">
          <draw:page-thumbnail draw:style-name="gr1" draw:layer="layout" svg:width="14.848cm" svg:height="11.136cm" svg:x="3.075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ustom Report</text:p>
          </draw:text-box>
        </draw:frame>
        <draw:frame presentation:style-name="pr4" draw:layer="layout" svg:width="25.199cm" svg:height="12.179cm" svg:x="1.4cm" svg:y="4.914cm" presentation:class="outline">
          <draw:text-box>
            <text:list text:style-name="L2">
              <text:list-item>
                <text:p><text:span text:style-name="T3">Auto E-Mail Report</text:span></text:p>
                <text:p><text:span text:style-name="T11">Create a new report that will summarize the total invoice value for the day, the Month To Date (from the 1st of the Month to the day) total invoice value, the Year to date (from 1st of FY to the day) each of these figures shows B-C, B-B and Total - B-C is customer type is Individual. B-B is customer type is Company). Sales figures to show Net Total (not including GST)</text:span></text:p>
                <text:p><text:span text:style-name="T11"/></text:p>
              </text:list-item>
              <text:list-item>
                <text:p><text:span text:style-name="T3">Amendments to BBC Auto E-Mail Report</text:span></text:p>
                <text:p><text:span text:style-name="T5">Rename Report to Daily Sales Summary (Or Daily Sales Report), Format uploaded and shared. The last line in the current report that has Total in it is not required.</text:span></text:p>
                <text:p><text:span text:style-name="T5"/></text:p>
              </text:list-item>
            </text:list>
          </draw:text-box>
        </draw:frame>
        <presentation:notes draw:style-name="dp2">
          <draw:page-thumbnail draw:style-name="gr1" draw:layer="layout" svg:width="14.848cm" svg:height="11.136cm" svg:x="3.075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Print Formats</text:p>
          </draw:text-box>
        </draw:frame>
        <draw:frame presentation:style-name="pr4" draw:layer="layout" svg:width="25.199cm" svg:height="12.179cm" svg:x="1.4cm" svg:y="4.914cm" presentation:class="outline" presentation:user-transformed="true">
          <draw:text-box>
            <text:list text:style-name="L2">
              <text:list-item>
                <text:p><text:span text:style-name="T3">BtoB_Inv and POS_Invoice</text:span></text:p>
                <text:p><text:span text:style-name="T5">Two Report formats: BtoB_Inv and POS_Invoice. The current format needs to show the Alpinestars logo (alpinstars.svg) on top left, Planet DSG Logo (PDSG_BnW_Logo.jpg), top Right and then BBC B&amp;W logo (BBC_BnW_Logo.jpg), Name Address, Phone, Date Bill Number, etc. etc.) Please come up with a template and we will run it past the client.</text:span></text:p>
              </text:list-item>
              <text:list-item>
                <text:p><text:span text:style-name="T3">BBC-GST Sales Invoice:</text:span></text:p>
                <text:p><text:span text:style-name="T5">Created a custom print format according to client requirement . Individual <text:s/>taxes calculations has been done manually (Which is different from erpnext's default tax calculations).Clients logo has implemented as well.</text:span></text:p>
              </text:list-item>
            </text:list>
          </draw:text-box>
        </draw:frame>
        <presentation:notes draw:style-name="dp2">
          <draw:page-thumbnail draw:style-name="gr1" draw:layer="layout" svg:width="14.848cm" svg:height="11.136cm" svg:x="3.075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xml:id="id2" draw:id="id2">
        <office:forms form:automatic-focus="false" form:apply-design-mode="false"/>
        <draw:frame presentation:style-name="pr1" draw:layer="layout" svg:width="25.199cm" svg:height="3.506cm" svg:x="1.4cm" svg:y="0.837cm" presentation:class="title">
          <draw:text-box>
            <text:p>Dream Supporting Gear</text:p>
          </draw:text-box>
        </draw:frame>
        <draw:frame presentation:style-name="pr4" draw:layer="layout" svg:width="25.199cm" svg:height="12.179cm" svg:x="1.4cm" svg:y="4.914cm" presentation:class="outline" presentation:user-transformed="true">
          <draw:text-box>
            <text:p><text:span text:style-name="T1"/></text:p>
            <text:p><text:span text:style-name="T2"/></text:p>
            <text:p><text:span text:style-name="T2"/></text:p>
            <text:p><text:span text:style-name="T2"><text:s text:c="8"/></text:span><text:span text:style-name="T1">Customizations/Reports In ERPNext</text:span></text:p>
            <text:p><text:span text:style-name="T10"/></text:p>
          </draw:text-box>
        </draw:frame>
        <anim:par presentation:node-type="timing-root">
          <anim:par smil:begin="id2.begin">
            <anim:transitionFilter smil:dur="2s" smil:type="barWipe" smil:subtype="topToBottom" smil:direction="reverse"/>
          </anim:par>
          <anim:seq smil:dur="0s" presentation:node-type="main-sequence"/>
        </anim:par>
        <presentation:notes draw:style-name="dp2">
          <draw:page-thumbnail draw:style-name="gr1" draw:layer="layout" svg:width="14.848cm" svg:height="11.136cm" svg:x="3.075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xml:id="id3" draw:id="id3">
        <office:forms form:automatic-focus="false" form:apply-design-mode="false"/>
        <draw:frame presentation:style-name="pr1" draw:layer="layout" svg:width="25.199cm" svg:height="3.506cm" svg:x="1.4cm" svg:y="0.837cm" presentation:class="title" presentation:user-transformed="true">
          <draw:text-box>
            <text:p>Customizations</text:p>
          </draw:text-box>
        </draw:frame>
        <draw:frame presentation:style-name="pr4" draw:layer="layout" svg:width="25.199cm" svg:height="12.179cm" svg:x="1.4cm" svg:y="4.914cm" presentation:class="outline" presentation:user-transformed="true">
          <draw:text-box>
            <text:p><text:span text:style-name="T3">. Make Labels for Purchase Invoice Items:</text:span></text:p>
            <text:p><text:span text:style-name="T1"/></text:p>
            <text:p><text:span text:style-name="T5">Created custom button called “Make Label” <text:s/>through custom script(Purchase Invoice-Client). On clicking button, the pop-up(dialog box) will appear to select printer options(1. Citizen and 2.Zebra). After submitting the selected printer(Citizen), one more dialog box will appear for N-copies of Label input. After submitting of <text:s/>N-copies, ERPNext will genearte <text:s/>.PRN file at home directory.</text:span></text:p>
            <text:p><text:span text:style-name="T1"/></text:p>
            <text:p><text:span text:style-name="T1"/></text:p>
          </draw:text-box>
        </draw:frame>
        <anim:par presentation:node-type="timing-root">
          <anim:par smil:begin="id3.begin">
            <anim:transitionFilter smil:dur="2s" smil:type="barWipe" smil:subtype="topToBottom" smil:direction="reverse"/>
          </anim:par>
          <anim:seq smil:dur="0s" presentation:node-type="main-sequence"/>
        </anim:par>
        <presentation:notes draw:style-name="dp2">
          <draw:page-thumbnail draw:style-name="gr1" draw:layer="layout" svg:width="14.848cm" svg:height="11.136cm" svg:x="3.075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xml:id="id4" draw:id="id4">
        <office:forms form:automatic-focus="false" form:apply-design-mode="false"/>
        <draw:frame presentation:style-name="pr1" draw:layer="layout" svg:width="25.199cm" svg:height="3.506cm" svg:x="1.4cm" svg:y="0.837cm" presentation:class="title">
          <draw:text-box>
            <text:p>Custom Reports</text:p>
          </draw:text-box>
        </draw:frame>
        <draw:frame presentation:style-name="pr4" draw:layer="layout" svg:width="25.199cm" svg:height="12.179cm" svg:x="1.4cm" svg:y="4.914cm" presentation:class="outline" presentation:user-transformed="true">
          <draw:text-box>
            <text:list text:style-name="L2">
              <text:list-item>
                <text:p><text:span text:style-name="T3">Make Labels for Purchase Receipt Items:</text:span></text:p>
              </text:list-item>
            </text:list>
            <text:p text:style-name="P7"><text:span text:style-name="T5">Created custom report called “Label Generation For Purchase Receipt Items”. </text:span></text:p>
            <text:p text:style-name="P7"><text:span text:style-name="T5">The filter options are :1.Company, 2.Purchase Receipt Id, 3. Creation Date and 4. Item Code</text:span></text:p>
            <text:p text:style-name="P7"><text:span text:style-name="T5">Once filtered data is displayed, On clicking button(Make Label), the pop-up(dialog box) will appear to select printer options(1. Citizen and 2.Zebra). After submitting the selected printer(Citizen), one more dialog box will appear for N-copies of Label input. After submitting of <text:s/>N-copies, ERPNext will genearte <text:s/>.PRN file at home directory.</text:span></text:p>
            <text:p><text:span text:style-name="T16"/></text:p>
            <text:p><text:span text:style-name="T1"/></text:p>
          </draw:text-box>
        </draw:frame>
        <anim:par presentation:node-type="timing-root">
          <anim:par smil:begin="id4.begin">
            <anim:transitionFilter smil:dur="2s" smil:type="barWipe" smil:subtype="topToBottom" smil:direction="reverse"/>
          </anim:par>
          <anim:seq smil:dur="0s" presentation:node-type="main-sequence"/>
        </anim:par>
        <presentation:notes draw:style-name="dp2">
          <draw:page-thumbnail draw:style-name="gr1" draw:layer="layout" svg:width="14.848cm" svg:height="11.136cm" svg:x="3.075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xml:id="id5" draw:id="id5">
        <office:forms form:automatic-focus="false" form:apply-design-mode="false"/>
        <draw:frame presentation:style-name="pr1" draw:layer="layout" svg:width="25.199cm" svg:height="3.506cm" svg:x="1.4cm" svg:y="0.837cm" presentation:class="title">
          <draw:text-box>
            <text:p>Custom Reports</text:p>
          </draw:text-box>
        </draw:frame>
        <draw:frame presentation:style-name="pr4" draw:layer="layout" svg:width="25.199cm" svg:height="12.179cm" svg:x="1.4cm" svg:y="4.914cm" presentation:class="outline">
          <draw:text-box>
            <text:list text:style-name="L2">
              <text:list-item>
                <text:p><text:span text:style-name="T17">Make Labels for Master Items:</text:span></text:p>
              </text:list-item>
            </text:list>
            <text:p><text:span text:style-name="T16">Created custom report called “Label Generation For Master Items”. </text:span></text:p>
            <text:p><text:span text:style-name="T16">The filter options are :1.Item Group and 2. Item Name</text:span></text:p>
            <text:p><text:span text:style-name="T16">Once filtered data is displayed, On clicking button(Make Label), the pop-up(dialog box) will appear to select printer options(1. Citizen and 2.Zebra). After submitting the selected printer(Citizen), one more dialog box will appear inputs for N-copies of Label and Moth &amp; Year of Import. After submitting of <text:s/>N-copies and Moth &amp; Year of Import, ERPNext will genearte <text:s/>.PRN file at home directory.</text:span></text:p>
          </draw:text-box>
        </draw:frame>
        <anim:par presentation:node-type="timing-root">
          <anim:par smil:begin="id5.begin">
            <anim:transitionFilter smil:dur="2s" smil:type="barWipe" smil:subtype="topToBottom" smil:direction="reverse"/>
          </anim:par>
          <anim:seq smil:dur="0s" presentation:node-type="main-sequence"/>
        </anim:par>
        <presentation:notes draw:style-name="dp2">
          <draw:page-thumbnail draw:style-name="gr1" draw:layer="layout" svg:width="14.848cm" svg:height="11.136cm" svg:x="3.075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xml:id="id6" draw:id="id6">
        <office:forms form:automatic-focus="false" form:apply-design-mode="false"/>
        <draw:frame presentation:style-name="pr1" draw:layer="layout" svg:width="25.199cm" svg:height="3.506cm" svg:x="1.4cm" svg:y="0.837cm" presentation:class="title">
          <draw:text-box>
            <text:p>Print Formats</text:p>
          </draw:text-box>
        </draw:frame>
        <draw:frame presentation:style-name="pr4" draw:layer="layout" svg:width="25.199cm" svg:height="12.179cm" svg:x="1.4cm" svg:y="4.914cm" presentation:class="outline">
          <draw:text-box>
            <text:list text:style-name="L2">
              <text:list-item>
                <text:p><text:span text:style-name="T3">Sales Invoice Print Format:</text:span></text:p>
              </text:list-item>
            </text:list>
            <text:p><text:span text:style-name="T11">Created <text:s/>custom Landscaped print format according to client requirement which include all taxes,item details,Taxes,Delivery address,shipping address.</text:span></text:p>
          </draw:text-box>
        </draw:frame>
        <anim:par presentation:node-type="timing-root">
          <anim:par smil:begin="id6.begin">
            <anim:transitionFilter smil:dur="2s" smil:type="barWipe" smil:subtype="topToBottom"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22"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swiss"/>
    <style:font-face style:name="FreeSans2"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IN" style:letter-kerning="true" style:font-name-asian="FreeSans1" style:font-family-asian="FreeSans" style:font-family-generic-asian="swiss" style:font-pitch-asian="variable" style:font-size-asian="12pt" style:language-asian="hi" style:country-asian="IN"/>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List_20_Contents" style:display-name="List Contents" style:family="graphic">
      <style:paragraph-properties fo:margin-left="1.764cm" fo:margin-right="0cm" fo:text-indent="0cm"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12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04T16:14:21.144175342</meta:creation-date>
    <dc:date>2019-02-05T17:57:44.282424958</dc:date>
    <meta:editing-duration>PT1H34M55S</meta:editing-duration>
    <meta:editing-cycles>16</meta:editing-cycles>
    <meta:generator>LibreOffice/5.1.6.2$Linux_X86_64 LibreOffice_project/10m0$Build-2</meta:generator>
    <meta:document-statistic meta:object-count="111"/>
  </office:meta>
</office:document-meta>
</file>